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e4da" officeooo:paragraph-rsid="000be4da"/>
    </style:style>
    <style:style style:name="P2" style:family="paragraph" style:parent-style-name="Standard">
      <style:paragraph-properties fo:text-align="center" style:justify-single-word="false"/>
      <style:text-properties officeooo:rsid="000be4da" officeooo:paragraph-rsid="000be4da"/>
    </style:style>
    <style:style style:name="P3" style:family="paragraph" style:parent-style-name="Standard">
      <style:text-properties fo:font-style="italic" officeooo:rsid="000be4da" officeooo:paragraph-rsid="000be4da" style:font-style-asian="italic" style:font-style-complex="italic"/>
    </style:style>
    <style:style style:name="P4" style:family="paragraph" style:parent-style-name="Standard">
      <style:text-properties officeooo:rsid="000dd831" officeooo:paragraph-rsid="000dd831"/>
    </style:style>
    <style:style style:name="P5" style:family="paragraph" style:parent-style-name="Standard">
      <style:text-properties officeooo:rsid="000e669e" officeooo:paragraph-rsid="000e669e"/>
    </style:style>
    <style:style style:name="P6" style:family="paragraph" style:parent-style-name="Standard">
      <style:text-properties officeooo:rsid="000fc1c0" officeooo:paragraph-rsid="000fc1c0"/>
    </style:style>
    <style:style style:name="P7" style:family="paragraph" style:parent-style-name="Standard">
      <style:text-properties officeooo:rsid="000fc1c0" officeooo:paragraph-rsid="00103f25"/>
    </style:style>
    <style:style style:name="P8" style:family="paragraph" style:parent-style-name="Standard">
      <style:text-properties officeooo:rsid="000fc1c0" officeooo:paragraph-rsid="001112f3"/>
    </style:style>
    <style:style style:name="P9" style:family="paragraph" style:parent-style-name="Standard">
      <style:text-properties officeooo:rsid="001112f3" officeooo:paragraph-rsid="001112f3"/>
    </style:style>
    <style:style style:name="P10" style:family="paragraph" style:parent-style-name="Standard">
      <style:text-properties officeooo:rsid="001112f3" officeooo:paragraph-rsid="001358ec"/>
    </style:style>
    <style:style style:name="P11" style:family="paragraph" style:parent-style-name="Standard">
      <style:text-properties officeooo:rsid="00154202" officeooo:paragraph-rsid="00194fc3"/>
    </style:style>
    <style:style style:name="P12" style:family="paragraph" style:parent-style-name="Standard">
      <style:text-properties officeooo:rsid="00194fc3" officeooo:paragraph-rsid="00194fc3"/>
    </style:style>
    <style:style style:name="P13" style:family="paragraph" style:parent-style-name="Standard">
      <style:text-properties officeooo:rsid="0019b502" officeooo:paragraph-rsid="0019b502"/>
    </style:style>
    <style:style style:name="P14" style:family="paragraph" style:parent-style-name="Standard">
      <style:text-properties officeooo:rsid="001aa269" officeooo:paragraph-rsid="0019b502"/>
    </style:style>
    <style:style style:name="P15" style:family="paragraph" style:parent-style-name="Standard">
      <style:text-properties officeooo:rsid="001aa269" officeooo:paragraph-rsid="001aa2ac"/>
    </style:style>
    <style:style style:name="P16" style:family="paragraph" style:parent-style-name="Standard">
      <style:text-properties officeooo:rsid="001aa269" officeooo:paragraph-rsid="001b5ace"/>
    </style:style>
    <style:style style:name="P17" style:family="paragraph" style:parent-style-name="Standard">
      <style:text-properties officeooo:rsid="001aa2ac" officeooo:paragraph-rsid="001aa2ac"/>
    </style:style>
    <style:style style:name="P18" style:family="paragraph" style:parent-style-name="Standard">
      <style:text-properties officeooo:rsid="000fc1c0" officeooo:paragraph-rsid="001112f3"/>
    </style:style>
    <style:style style:name="T1" style:family="text">
      <style:text-properties officeooo:rsid="000dd831"/>
    </style:style>
    <style:style style:name="T2" style:family="text">
      <style:text-properties officeooo:rsid="000e669e"/>
    </style:style>
    <style:style style:name="T3" style:family="text">
      <style:text-properties officeooo:rsid="00103f25"/>
    </style:style>
    <style:style style:name="T4" style:family="text">
      <style:text-properties officeooo:rsid="001112f3"/>
    </style:style>
    <style:style style:name="T5" style:family="text">
      <style:text-properties officeooo:rsid="0012907d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59880"/>
    </style:style>
    <style:style style:name="T8" style:family="text">
      <style:text-properties officeooo:rsid="00159880"/>
    </style:style>
    <style:style style:name="T9" style:family="text">
      <style:text-properties officeooo:rsid="00194fc3"/>
    </style:style>
    <style:style style:name="T10" style:family="text">
      <style:text-properties officeooo:rsid="0019b502"/>
    </style:style>
    <style:style style:name="T11" style:family="text">
      <style:text-properties officeooo:rsid="001aa2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Context</text:span> Theorem Proving</text:p>
      <text:p text:style-name="P2">by Sven Nilsen, 2018</text:p>
      <text:p text:style-name="P1"/>
      <text:p text:style-name="P3">Non-monotonic logic <text:span text:style-name="T1">is used to infer consequences that can be retracted based on further evidence. Here I represent a version of non-monotonic logic that can be simulated in a monotonic solver, making it possible to compile non-monotonic problems to formats that are accepted by existing automated theorem provers.</text:span></text:p>
      <text:p text:style-name="P1"/>
      <text:p text:style-name="P5">For example, consider the following:</text:p>
      <text:p text:style-name="P4"/>
      <text:p text:style-name="P4"><text:tab/><text:span text:style-name="T2">( a ∧ b ) ∧ (a = b)</text:span></text:p>
      <text:p text:style-name="P4"/>
      <text:p text:style-name="P5">It is known that:</text:p>
      <text:p text:style-name="P5"/>
      <text:p text:style-name="P5"><text:tab/>( a ∧ b ) → (a = b)</text:p>
      <text:p text:style-name="P5"/>
      <text:p text:style-name="P5">Therefore:</text:p>
      <text:p text:style-name="P5"/>
      <text:p text:style-name="P5"><text:tab/>( ( a ∧ b ) ∧ (a = b) ) = ( a ∧ b )</text:p>
      <text:p text:style-name="P5"/>
      <text:p text:style-name="P6">A more general version:</text:p>
      <text:p text:style-name="P6"/>
      <text:p text:style-name="P6"><text:tab/>( ( x <text:span text:style-name="T2">∧ </text:span>y ) <text:span text:style-name="T2">∧ </text:span>( x → y ) ) → ( ( x <text:span text:style-name="T2">∧ </text:span>y ) = x )</text:p>
      <text:p text:style-name="P6"/>
      <text:p text:style-name="P6">There are many cases where implication `x → y` holds for a common case, <text:span text:style-name="T3">which is something desirable to express in the proof. A trick to achieve this is by introducing a `ut` variable that stands for “usually true”. For every assumption, instead of assuming it is true, the truth value of the assumption is set equal to `ut`. Then, `ut` is added as a new assumption, which allows proving the same conclusions as before.</text:span></text:p>
      <text:p text:style-name="P6"/>
      <text:p text:style-name="P7"><text:tab/>( <text:span text:style-name="T3">( </text:span>( x <text:span text:style-name="T2">∧ </text:span>y ) <text:span text:style-name="T3">= ut )</text:span> <text:span text:style-name="T2">∧ ( </text:span>( x → y ) <text:span text:style-name="T3">= ut )</text:span> <text:span text:style-name="T2">∧ ut </text:span>) → ( ( x <text:span text:style-name="T2">∧ </text:span>y ) = x )</text:p>
      <text:p text:style-name="P7"/>
      <text:p text:style-name="P9">For example, if `ut` means “usually true for birds”, one can prove that flying ability is assumed when talking about birds.</text:p>
      <text:p text:style-name="P7"/>
      <text:p text:style-name="P8"><text:tab/><text:span text:style-name="T4">( ( ( bird → fly ) = ut ) ∧ ut ) → ( bird → fly )</text:span></text:p>
      <text:p text:style-name="P8"/>
      <text:p text:style-name="P10">The non-monotonic problem is compiled this way to a monotonic problem and fed to a monotonic solver. Whenever the solver reaches <text:span text:style-name="T5">a wrong conclusion, the `ut` assumption is changed `¬ut` and the problem is attempted resolved. If the conclusion is right this time, the conclusion is accepted, under the condition that this is not usual.</text:span></text:p>
      <text:p text:style-name="P10"/>
      <text:p text:style-name="P12">Alternatively, one can leave out the `ut` assumption and use it in the conclusion in the form:</text:p>
      <text:p text:style-name="P12"/>
      <text:p text:style-name="P12"><text:tab/>&lt;assumption&gt; → ( ut → &lt;conclusion given context `ut`&gt; )</text:p>
      <text:p text:style-name="P10"/>
      <text:p text:style-name="P11"><text:soft-page-break/>There can be more than one `ut` variable, named `ut<text:span text:style-name="T6">0</text:span>`, `ut<text:span text:style-name="T6">1</text:span>` etc. <text:span text:style-name="T9">These variables maps to different contexts. In such cases, `¬ut` is not allowed. Any conclusion must hold for at least one `ut</text:span><text:span text:style-name="T7">x</text:span><text:span text:style-name="T8">` variable. One can reason about which contexts that various objects are used.</text:span></text:p>
      <text:p text:style-name="P11"/>
      <text:p text:style-name="P12">For example, in one context, a bird can fly, but in another context, a bird can not fly:</text:p>
      <text:p text:style-name="P12"/>
      <text:p text:style-name="P12"><text:tab/>( bird → fly ) = ut<text:span text:style-name="T6">0</text:span></text:p>
      <text:p text:style-name="P12"><text:tab/>( bird → ¬fly ) = ut<text:span text:style-name="T6">1</text:span></text:p>
      <text:p text:style-name="P12"/>
      <text:p text:style-name="P13">Since `fly` can only be true or false, the following must be true:</text:p>
      <text:p text:style-name="P13"/>
      <text:p text:style-name="P13"><text:tab/>ut<text:span text:style-name="T6">0</text:span> ∨ ut<text:span text:style-name="T6">1</text:span></text:p>
      <text:p text:style-name="P13"/>
      <text:p text:style-name="P14">There is no context where a bird either can fly or does not fly. This holds even when adding new assumptions. Because of this non-trivial nature of constraints between various context<text:span text:style-name="T11">s</text:span>, one can never reason consistently by assuming a context does not hold, <text:span text:style-name="T11">or that two contexts holds at the same time, because this can lead to a false assumption</text:span>. However, <text:span text:style-name="T11">it is possible to reason consistently when at least one of possible contexts holds:</text:span></text:p>
      <text:p text:style-name="P14"/>
      <text:p text:style-name="P16"><text:tab/>( ut<text:span text:style-name="T6">0</text:span> <text:span text:style-name="T10">∨</text:span> ut<text:span text:style-name="T6">1</text:span> ) → ...</text:p>
      <text:p text:style-name="P15"/>
      <text:p text:style-name="P17">Therefore, the logical OR operator is the only valid one for contex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08:02.181595000</meta:creation-date>
    <dc:date>2018-02-08T22:40:59.486205000</dc:date>
    <meta:editing-duration>PT17M10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545" meta:character-count="2717" meta:non-whitespace-character-count="2188"/>
  </office:meta>
</office:document-meta>
</file>